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8a48f" officeooo:paragraph-rsid="0028a48f"/>
    </style:style>
    <style:style style:name="P2" style:family="paragraph" style:parent-style-name="Footnote">
      <style:text-properties officeooo:rsid="0020e3c8" officeooo:paragraph-rsid="0020e3c8"/>
    </style:style>
    <style:style style:name="P3" style:family="paragraph" style:parent-style-name="Footnote">
      <style:paragraph-properties fo:text-align="start" style:justify-single-word="false"/>
      <style:text-properties officeooo:rsid="0020e3c8" officeooo:paragraph-rsid="0020e3c8"/>
    </style:style>
    <style:style style:name="P4" style:family="paragraph" style:parent-style-name="Footnote">
      <style:text-properties officeooo:rsid="00214750" officeooo:paragraph-rsid="00214750"/>
    </style:style>
    <style:style style:name="P5" style:family="paragraph" style:parent-style-name="Footnote">
      <style:text-properties officeooo:rsid="00232c35" officeooo:paragraph-rsid="00232c35"/>
    </style:style>
    <style:style style:name="P6" style:family="paragraph" style:parent-style-name="Footnote">
      <style:text-properties officeooo:rsid="00270e16" officeooo:paragraph-rsid="00270e16"/>
    </style:style>
    <style:style style:name="P7" style:family="paragraph" style:parent-style-name="Footnote">
      <style:text-properties officeooo:rsid="00288181" officeooo:paragraph-rsid="00288181"/>
    </style:style>
    <style:style style:name="P8" style:family="paragraph" style:parent-style-name="Footnote">
      <style:text-properties fo:background-color="#ffff00"/>
    </style:style>
    <style:style style:name="P9" style:family="paragraph" style:parent-style-name="Footnote">
      <style:text-properties officeooo:rsid="002a4d94" officeooo:paragraph-rsid="002a4d94" fo:background-color="#ffff00"/>
    </style:style>
    <style:style style:name="P10" style:family="paragraph" style:parent-style-name="Footnote">
      <style:text-properties officeooo:rsid="00471921" officeooo:paragraph-rsid="00471921" fo:background-color="#ffff00"/>
    </style:style>
    <style:style style:name="P11" style:family="paragraph" style:parent-style-name="Footnote">
      <style:text-properties officeooo:rsid="002a558d" officeooo:paragraph-rsid="002a558d"/>
    </style:style>
    <style:style style:name="P12" style:family="paragraph" style:parent-style-name="Footnote">
      <style:text-properties officeooo:rsid="002f1c69" officeooo:paragraph-rsid="002f1c69"/>
    </style:style>
    <style:style style:name="P13" style:family="paragraph" style:parent-style-name="Footnote">
      <style:text-properties officeooo:rsid="00362764" officeooo:paragraph-rsid="00362764"/>
    </style:style>
    <style:style style:name="P14" style:family="paragraph" style:parent-style-name="Footnote">
      <style:text-properties officeooo:rsid="00362764" officeooo:paragraph-rsid="0036542d"/>
    </style:style>
    <style:style style:name="P15" style:family="paragraph" style:parent-style-name="Footnote">
      <style:text-properties officeooo:rsid="00251827" officeooo:paragraph-rsid="00251827"/>
    </style:style>
    <style:style style:name="P16" style:family="paragraph" style:parent-style-name="Footnote">
      <style:text-properties officeooo:paragraph-rsid="003dee57"/>
    </style:style>
    <style:style style:name="P17" style:family="paragraph" style:parent-style-name="Footnote">
      <style:text-properties officeooo:rsid="003f1acc" officeooo:paragraph-rsid="003f1acc"/>
    </style:style>
    <style:style style:name="P18" style:family="paragraph" style:parent-style-name="Footnote">
      <style:paragraph-properties fo:text-align="justify" style:justify-single-word="false"/>
      <style:text-properties officeooo:paragraph-rsid="003f1acc"/>
    </style:style>
    <style:style style:name="P19" style:family="paragraph" style:parent-style-name="Footnote">
      <style:text-properties style:text-underline-style="solid" style:text-underline-width="auto" style:text-underline-color="font-color" officeooo:rsid="00288181" officeooo:paragraph-rsid="00288181" fo:background-color="#ffff00"/>
    </style:style>
    <style:style style:name="P20" style:family="paragraph" style:parent-style-name="Footnote">
      <style:text-properties fo:font-style="normal" officeooo:rsid="00232c35" officeooo:paragraph-rsid="00214750" style:font-style-asian="normal" style:font-style-complex="normal"/>
    </style:style>
    <style:style style:name="P21" style:family="paragraph" style:parent-style-name="Footnote">
      <style:text-properties fo:font-style="normal" officeooo:rsid="00251827" officeooo:paragraph-rsid="00251827" style:font-style-asian="normal" style:font-style-complex="normal"/>
    </style:style>
    <style:style style:name="P22" style:family="paragraph" style:parent-style-name="Footnote">
      <style:text-properties fo:font-style="normal" officeooo:rsid="00270e16" officeooo:paragraph-rsid="00270e16" style:font-style-asian="normal" style:font-style-complex="normal"/>
    </style:style>
    <style:style style:name="P23" style:family="paragraph" style:parent-style-name="Footnote">
      <style:text-properties fo:font-style="normal" officeooo:rsid="002a558d" officeooo:paragraph-rsid="002a558d" style:font-style-asian="normal" style:font-style-complex="normal"/>
    </style:style>
    <style:style style:name="P24" style:family="paragraph" style:parent-style-name="Footnote">
      <style:text-properties fo:font-style="normal" officeooo:rsid="00217ef5" style:font-style-asian="normal" style:font-style-complex="normal"/>
    </style:style>
    <style:style style:name="P25" style:family="paragraph" style:parent-style-name="Footnote">
      <style:text-properties fo:font-style="normal" officeooo:rsid="00217ef5" officeooo:paragraph-rsid="00329f34" style:font-style-asian="normal" style:font-style-complex="normal"/>
    </style:style>
    <style:style style:name="P26" style:family="paragraph" style:parent-style-name="Footnote">
      <style:text-properties officeooo:rsid="004d546d" officeooo:paragraph-rsid="004d546d"/>
    </style:style>
    <style:style style:name="P27" style:family="paragraph" style:parent-style-name="Footnote">
      <style:text-properties officeooo:paragraph-rsid="004df9d6"/>
    </style:style>
    <style:style style:name="P28" style:family="paragraph" style:parent-style-name="Footnote">
      <style:text-properties officeooo:rsid="0050ccb8" officeooo:paragraph-rsid="0050ccb8"/>
    </style:style>
    <style:style style:name="P29" style:family="paragraph" style:parent-style-name="Standard">
      <style:paragraph-properties fo:line-height="150%" fo:text-align="justify" style:justify-single-word="false" fo:hyphenation-ladder-count="no-limit" style:shadow="none"/>
      <style:text-properties officeooo:rsid="002007c6" officeooo:paragraph-rsid="00362764" fo:hyphenate="true" fo:hyphenation-remain-char-count="2" fo:hyphenation-push-char-count="2"/>
    </style:style>
    <style:style style:name="P30" style:family="paragraph" style:parent-style-name="Standard">
      <style:paragraph-properties fo:line-height="150%" fo:text-align="justify" style:justify-single-word="false" fo:hyphenation-ladder-count="no-limit" style:shadow="none"/>
      <style:text-properties officeooo:rsid="002007c6" officeooo:paragraph-rsid="0034a394" fo:hyphenate="true" fo:hyphenation-remain-char-count="2" fo:hyphenation-push-char-count="2"/>
    </style:style>
    <style:style style:name="P31" style:family="paragraph" style:parent-style-name="Standard">
      <style:paragraph-properties fo:line-height="150%" fo:text-align="justify" style:justify-single-word="false" fo:hyphenation-ladder-count="no-limit" style:shadow="none"/>
      <style:text-properties officeooo:rsid="004ce802" officeooo:paragraph-rsid="004ce802" fo:hyphenate="true" fo:hyphenation-remain-char-count="2" fo:hyphenation-push-char-count="2"/>
    </style:style>
    <style:style style:name="P32"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066a9" style:font-size-asian="12pt" style:font-size-complex="12pt" fo:hyphenate="true" fo:hyphenation-remain-char-count="2" fo:hyphenation-push-char-count="2"/>
    </style:style>
    <style:style style:name="P33"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12184" style:font-size-asian="12pt" style:font-size-complex="12pt" fo:hyphenate="true" fo:hyphenation-remain-char-count="2" fo:hyphenation-push-char-count="2"/>
    </style:style>
    <style:style style:name="P34"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3a8c62" style:font-size-asian="12pt" style:font-size-complex="12pt" fo:hyphenate="true" fo:hyphenation-remain-char-count="2" fo:hyphenation-push-char-count="2"/>
    </style:style>
    <style:style style:name="P35"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3bebd8" style:font-size-asian="12pt" style:font-size-complex="12pt" fo:hyphenate="true" fo:hyphenation-remain-char-count="2" fo:hyphenation-push-char-count="2"/>
    </style:style>
    <style:style style:name="P36"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1f3531" style:font-size-asian="12pt" style:font-size-complex="12pt" fo:hyphenate="true" fo:hyphenation-remain-char-count="2" fo:hyphenation-push-char-count="2"/>
    </style:style>
    <style:style style:name="P37"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4b27ad" style:font-size-asian="13pt" style:font-size-complex="13pt" fo:hyphenate="true" fo:hyphenation-remain-char-count="2" fo:hyphenation-push-char-count="2"/>
    </style:style>
    <style:style style:name="P38"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5570a4" style:font-size-asian="13pt" style:font-size-complex="13pt" fo:hyphenate="true" fo:hyphenation-remain-char-count="2" fo:hyphenation-push-char-count="2"/>
    </style:style>
    <style:style style:name="P39" style:family="paragraph" style:parent-style-name="Text_20_body">
      <style:paragraph-properties fo:line-height="150%" fo:text-align="justify" style:justify-single-word="false" fo:hyphenation-ladder-count="no-limit" style:shadow="none"/>
      <style:text-properties officeooo:rsid="00293b89" officeooo:paragraph-rsid="0034a394" fo:hyphenate="true" fo:hyphenation-remain-char-count="2" fo:hyphenation-push-char-count="2"/>
    </style:style>
    <style:style style:name="P40" style:family="paragraph" style:parent-style-name="Text_20_body">
      <style:paragraph-properties fo:line-height="150%" fo:text-align="justify" style:justify-single-word="false" fo:hyphenation-ladder-count="no-limit" style:shadow="none"/>
      <style:text-properties officeooo:rsid="00293b89" officeooo:paragraph-rsid="004d546d" fo:hyphenate="true" fo:hyphenation-remain-char-count="2" fo:hyphenation-push-char-count="2"/>
    </style:style>
    <style:style style:name="P41" style:family="paragraph" style:parent-style-name="Text_20_body">
      <style:paragraph-properties fo:line-height="150%" fo:text-align="justify" style:justify-single-word="false" fo:hyphenation-ladder-count="no-limit" style:shadow="none"/>
      <style:text-properties fo:hyphenate="true" fo:hyphenation-remain-char-count="2" fo:hyphenation-push-char-count="2"/>
    </style:style>
    <style:style style:name="P42" style:family="paragraph" style:parent-style-name="Standard">
      <style:paragraph-properties fo:margin-left="1.251cm" fo:margin-right="0cm" fo:line-height="150%" fo:text-align="justify" style:justify-single-word="false" fo:hyphenation-ladder-count="no-limit" fo:text-indent="0cm" style:auto-text-indent="false" style:shadow="none"/>
      <style:text-properties style:text-underline-style="solid" style:text-underline-width="auto" style:text-underline-color="font-color" fo:font-weight="bold" officeooo:rsid="004ce802" officeooo:paragraph-rsid="004ce802" style:font-weight-asian="bold" style:font-weight-complex="bold" fo:hyphenate="true" fo:hyphenation-remain-char-count="2" fo:hyphenation-push-char-count="2"/>
    </style:style>
    <style:style style:name="P43" style:family="paragraph" style:parent-style-name="Text_20_body">
      <style:paragraph-properties fo:margin-left="1.251cm" fo:margin-right="0cm" fo:line-height="150%" fo:text-align="justify" style:justify-single-word="false" fo:hyphenation-ladder-count="no-limit" fo:text-indent="0cm" style:auto-text-indent="false" style:shadow="none"/>
      <style:text-properties style:font-name="Liberation Serif" fo:font-size="12pt" style:text-underline-style="solid" style:text-underline-width="auto" style:text-underline-color="font-color" fo:font-weight="bold" officeooo:rsid="004ce802" officeooo:paragraph-rsid="004ce802" style:font-size-asian="12pt" style:font-weight-asian="bold" style:font-size-complex="12pt" style:font-weight-complex="bold" fo:hyphenate="true" fo:hyphenation-remain-char-count="2" fo:hyphenation-push-char-count="2"/>
    </style:style>
    <style:style style:name="P44" style:family="paragraph" style:parent-style-name="Text_20_body">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officeooo:rsid="005210b0" officeooo:paragraph-rsid="005570a4" style:font-weight-asian="bold" style:font-weight-complex="bold" fo:hyphenate="true" fo:hyphenation-remain-char-count="2" fo:hyphenation-push-char-count="2"/>
    </style:style>
    <style:style style:name="P45"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539c9d" officeooo:paragraph-rsid="005570a4" style:font-weight-asian="bold" style:font-weight-complex="bold" fo:hyphenate="true" fo:hyphenation-remain-char-count="2" fo:hyphenation-push-char-count="2"/>
    </style:style>
    <style:style style:name="P46"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paragraph-rsid="005570a4" style:font-weight-asian="bold" style:font-weight-complex="bold" fo:hyphenate="true" fo:hyphenation-remain-char-count="2" fo:hyphenation-push-char-count="2"/>
    </style:style>
    <style:style style:name="P47" style:family="paragraph" style:parent-style-name="Text_20_body">
      <style:paragraph-properties fo:line-height="150%" fo:text-align="justify" style:justify-single-word="false" fo:hyphenation-ladder-count="no-limit"/>
      <style:text-properties officeooo:rsid="005210b0" officeooo:paragraph-rsid="005570a4" fo:hyphenate="true" fo:hyphenation-remain-char-count="2" fo:hyphenation-push-char-count="2"/>
    </style:style>
    <style:style style:name="P48" style:family="paragraph" style:parent-style-name="Text_20_body">
      <style:paragraph-properties fo:line-height="150%" fo:text-align="justify" style:justify-single-word="false" fo:hyphenation-ladder-count="no-limit"/>
      <style:text-properties officeooo:paragraph-rsid="005570a4" fo:hyphenate="true" fo:hyphenation-remain-char-count="2" fo:hyphenation-push-char-count="2"/>
    </style:style>
    <style:style style:name="P49" style:family="paragraph" style:parent-style-name="Text_20_body">
      <style:paragraph-properties fo:text-align="justify" style:justify-single-word="false"/>
      <style:text-properties fo:font-size="10.5pt" fo:language="fr" fo:country="FR" officeooo:paragraph-rsid="00539c9d" style:font-size-asian="10.5pt" style:language-asian="zxx" style:country-asian="none" style:font-size-complex="10.5pt" style:language-complex="zxx" style:country-complex="none"/>
    </style:style>
    <style:style style:name="P50" style:family="paragraph" style:parent-style-name="Text_20_body" style:master-page-name="">
      <style:paragraph-properties fo:line-height="150%" fo:text-align="justify" style:justify-single-word="false" fo:hyphenation-ladder-count="no-limit" style:page-number="auto" fo:break-before="page" style:shadow="none"/>
      <style:text-properties style:font-name="Liberation Serif" fo:font-size="12pt" officeooo:paragraph-rsid="003bebd8" style:font-size-asian="12pt" style:font-size-complex="12pt" fo:hyphenate="true" fo:hyphenation-remain-char-count="2" fo:hyphenation-push-char-count="2"/>
    </style:style>
    <style:style style:name="P51" style:family="paragraph" style:parent-style-name="Footnote">
      <style:text-properties fo:font-style="italic" officeooo:rsid="005ab99e" officeooo:paragraph-rsid="005ab99e" style:font-style-asian="italic" style:font-style-complex="italic"/>
    </style:style>
    <style:style style:name="P52" style:family="paragraph" style:parent-style-name="Footnote">
      <style:text-properties officeooo:paragraph-rsid="00412184"/>
    </style:style>
    <style:style style:name="P53" style:family="paragraph" style:parent-style-name="Footnote">
      <style:text-properties fo:font-style="normal" officeooo:rsid="0034a394" officeooo:paragraph-rsid="00412184" fo:background-color="#ffff00" style:font-style-asian="normal" style:font-style-complex="normal"/>
    </style:style>
    <style:style style:name="P54"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55" style:family="paragraph" style:parent-style-name="Text_20_body" style:list-style-name="L1">
      <style:paragraph-properties fo:line-height="150%" fo:text-align="justify" style:justify-single-word="false" fo:hyphenation-ladder-count="no-limit"/>
      <style:text-properties officeooo:paragraph-rsid="005570a4" fo:hyphenate="true" fo:hyphenation-remain-char-count="2" fo:hyphenation-push-char-count="2"/>
    </style:style>
    <style:style style:name="P56" style:family="paragraph" style:parent-style-name="Text_20_body">
      <style:paragraph-properties fo:line-height="150%" fo:text-align="justify" style:justify-single-word="false" fo:hyphenation-ladder-count="no-limit"/>
      <style:text-properties officeooo:paragraph-rsid="005c5a84" fo:hyphenate="true" fo:hyphenation-remain-char-count="2" fo:hyphenation-push-char-count="2"/>
    </style:style>
    <style:style style:name="P57" style:family="paragraph" style:parent-style-name="Text_20_body">
      <style:paragraph-properties fo:line-height="150%" fo:text-align="justify" style:justify-single-word="false" fo:hyphenation-ladder-count="no-limit"/>
      <style:text-properties officeooo:rsid="0051b2fb" officeooo:paragraph-rsid="005570a4" fo:hyphenate="true" fo:hyphenation-remain-char-count="2" fo:hyphenation-push-char-count="2"/>
    </style:style>
    <style:style style:name="P58" style:family="paragraph" style:parent-style-name="Text_20_body">
      <style:paragraph-properties fo:line-height="150%" fo:text-align="justify" style:justify-single-word="false" fo:hyphenation-ladder-count="no-limit"/>
      <style:text-properties officeooo:rsid="0043e527" officeooo:paragraph-rsid="005570a4" fo:hyphenate="true" fo:hyphenation-remain-char-count="2" fo:hyphenation-push-char-count="2"/>
    </style:style>
    <style:style style:name="P59" style:family="paragraph" style:parent-style-name="Text_20_body">
      <style:paragraph-properties fo:line-height="150%" fo:text-align="justify" style:justify-single-word="false" fo:hyphenation-ladder-count="no-limit"/>
      <style:text-properties fo:font-style="normal" officeooo:rsid="004df9d6" officeooo:paragraph-rsid="005570a4" style:font-style-asian="normal" style:font-style-complex="normal" fo:hyphenate="true" fo:hyphenation-remain-char-count="2" fo:hyphenation-push-char-count="2"/>
    </style:style>
    <style:style style:name="P60" style:family="paragraph" style:parent-style-name="Text_20_body">
      <style:paragraph-properties fo:text-align="justify" style:justify-single-word="false"/>
      <style:text-properties fo:font-size="10.5pt" fo:language="fr" fo:country="FR" officeooo:rsid="001133b5" officeooo:paragraph-rsid="00539c9d" style:font-size-asian="10.5pt" style:language-asian="zxx" style:country-asian="none" style:font-size-complex="10.5pt" style:language-complex="zxx" style:country-complex="none"/>
    </style:style>
    <style:style style:name="P61" style:family="paragraph" style:parent-style-name="Text_20_body">
      <style:paragraph-properties fo:line-height="150%" fo:text-align="justify" style:justify-single-word="false" fo:hyphenation-ladder-count="no-limit" style:shadow="none"/>
      <style:text-properties style:font-name="Liberation Serif" fo:font-size="13pt" style:text-underline-style="solid" style:text-underline-width="auto" style:text-underline-color="font-color" fo:font-weight="bold" officeooo:rsid="004b27ad" officeooo:paragraph-rsid="004b27ad" style:font-size-asian="13pt" style:font-weight-asian="bold" style:font-size-complex="13pt" style:font-weight-complex="bold" fo:hyphenate="true" fo:hyphenation-remain-char-count="2" fo:hyphenation-push-char-count="2"/>
    </style:style>
    <style:style style:name="P62" style:family="paragraph" style:parent-style-name="Text_20_body" style:master-page-name="">
      <style:paragraph-properties fo:line-height="150%" fo:text-align="justify" style:justify-single-word="false" fo:hyphenation-ladder-count="no-limit" style:page-number="auto"/>
      <style:text-properties fo:hyphenate="true" fo:hyphenation-remain-char-count="2" fo:hyphenation-push-char-count="2"/>
    </style:style>
    <style:style style:name="T1" style:family="text">
      <style:text-properties fo:font-style="normal" style:font-style-asian="normal" style:font-style-complex="normal"/>
    </style:style>
    <style:style style:name="T2" style:family="text">
      <style:text-properties fo:font-style="normal" officeooo:rsid="002cd32e" style:font-style-asian="normal" style:font-style-complex="normal"/>
    </style:style>
    <style:style style:name="T3" style:family="text">
      <style:text-properties fo:font-style="normal" officeooo:rsid="002b894e" style:font-style-asian="normal" style:font-style-complex="normal"/>
    </style:style>
    <style:style style:name="T4" style:family="text">
      <style:text-properties fo:font-style="normal" officeooo:rsid="002de820" style:font-style-asian="normal" style:font-style-complex="normal"/>
    </style:style>
    <style:style style:name="T5" style:family="text">
      <style:text-properties fo:font-style="normal" officeooo:rsid="00232c35" style:font-style-asian="normal" style:font-style-complex="normal"/>
    </style:style>
    <style:style style:name="T6" style:family="text">
      <style:text-properties fo:font-style="normal" officeooo:rsid="002a4d94" style:font-style-asian="normal" style:font-style-complex="normal"/>
    </style:style>
    <style:style style:name="T7" style:family="text">
      <style:text-properties fo:font-style="normal" officeooo:rsid="00217ef5" style:font-style-asian="normal" style:font-style-complex="normal"/>
    </style:style>
    <style:style style:name="T8" style:family="text">
      <style:text-properties fo:font-style="normal" officeooo:rsid="00329f34" style:font-style-asian="normal" style:font-style-complex="normal"/>
    </style:style>
    <style:style style:name="T9" style:family="text">
      <style:text-properties fo:font-style="normal" officeooo:rsid="00333fa5" style:font-style-asian="normal" style:font-style-complex="normal"/>
    </style:style>
    <style:style style:name="T10" style:family="text">
      <style:text-properties fo:font-style="normal" officeooo:rsid="0034a394" style:font-style-asian="normal" style:font-style-complex="normal"/>
    </style:style>
    <style:style style:name="T11" style:family="text">
      <style:text-properties fo:font-style="normal" officeooo:rsid="00362764" style:font-style-asian="normal" style:font-style-complex="normal"/>
    </style:style>
    <style:style style:name="T12" style:family="text">
      <style:text-properties fo:font-style="normal" officeooo:rsid="0036542d" style:font-style-asian="normal" style:font-style-complex="normal"/>
    </style:style>
    <style:style style:name="T13" style:family="text">
      <style:text-properties fo:font-style="normal" officeooo:rsid="004066a9" style:font-style-asian="normal" style:font-style-complex="normal"/>
    </style:style>
    <style:style style:name="T14" style:family="text">
      <style:text-properties fo:font-style="normal" officeooo:rsid="004466f8" style:font-style-asian="normal" style:font-style-complex="normal"/>
    </style:style>
    <style:style style:name="T15" style:family="text">
      <style:text-properties fo:font-style="normal" officeooo:rsid="0045e8fa" style:font-style-asian="normal" style:font-style-complex="normal"/>
    </style:style>
    <style:style style:name="T16" style:family="text">
      <style:text-properties fo:font-style="normal" officeooo:rsid="004658e2" style:font-style-asian="normal" style:font-style-complex="normal"/>
    </style:style>
    <style:style style:name="T17" style:family="text">
      <style:text-properties fo:font-style="normal" officeooo:rsid="00471921" style:font-style-asian="normal" style:font-style-complex="normal"/>
    </style:style>
    <style:style style:name="T18" style:family="text">
      <style:text-properties fo:font-style="normal" officeooo:rsid="0048114f" style:font-style-asian="normal" style:font-style-complex="normal"/>
    </style:style>
    <style:style style:name="T19" style:family="text">
      <style:text-properties fo:font-style="normal" officeooo:rsid="00481f43" style:font-style-asian="normal" style:font-style-complex="normal"/>
    </style:style>
    <style:style style:name="T20" style:family="text">
      <style:text-properties fo:font-style="normal" officeooo:rsid="004a144c" style:font-style-asian="normal" style:font-style-complex="normal"/>
    </style:style>
    <style:style style:name="T21" style:family="text">
      <style:text-properties fo:font-style="normal" officeooo:rsid="004df9d6" style:font-style-asian="normal" style:font-style-complex="normal"/>
    </style:style>
    <style:style style:name="T22" style:family="text">
      <style:text-properties fo:font-style="normal" officeooo:rsid="002a4d94" fo:background-color="transparent" loext:char-shading-value="0" style:font-style-asian="normal" style:font-style-complex="normal"/>
    </style:style>
    <style:style style:name="T23" style:family="text">
      <style:text-properties fo:font-style="normal" fo:background-color="#ffff00" loext:char-shading-value="0" style:font-style-asian="normal" style:font-style-complex="normal"/>
    </style:style>
    <style:style style:name="T24" style:family="text">
      <style:text-properties fo:font-style="normal" officeooo:rsid="0034a394" fo:background-color="#ffff00" loext:char-shading-value="0" style:font-style-asian="normal" style:font-style-complex="normal"/>
    </style:style>
    <style:style style:name="T25" style:family="text">
      <style:text-properties fo:font-style="normal" style:font-size-asian="10.5pt" style:font-style-asian="normal" style:font-weight-asian="normal" style:font-style-complex="normal"/>
    </style:style>
    <style:style style:name="T26" style:family="text">
      <style:text-properties fo:font-style="normal" officeooo:rsid="002723f8" style:font-size-asian="10.5pt" style:font-style-asian="normal" style:font-weight-asian="normal" style:font-style-complex="normal"/>
    </style:style>
    <style:style style:name="T27" style:family="text">
      <style:text-properties fo:font-style="normal" officeooo:rsid="004df9d6" style:font-size-asian="10.5pt" style:font-style-asian="normal" style:font-weight-asian="normal" style:font-style-complex="normal"/>
    </style:style>
    <style:style style:name="T28" style:family="text">
      <style:text-properties fo:font-style="normal" fo:font-weight="normal" officeooo:rsid="002723f8" style:font-size-asian="10.5pt" style:font-style-asian="normal" style:font-weight-asian="normal" style:font-style-complex="normal" style:font-weight-complex="normal"/>
    </style:style>
    <style:style style:name="T29" style:family="text">
      <style:text-properties fo:font-style="normal" fo:font-weight="normal" officeooo:rsid="004df9d6" style:font-size-asian="10.5pt" style:font-style-asian="normal" style:font-weight-asian="normal" style:font-style-complex="normal" style:font-weight-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2723f8" style:font-style-asian="normal" style:font-weight-asian="normal" style:font-style-complex="normal" style:font-weight-complex="normal"/>
    </style:style>
    <style:style style:name="T32" style:family="text">
      <style:text-properties fo:font-style="italic" style:font-style-asian="italic" style:font-style-complex="italic"/>
    </style:style>
    <style:style style:name="T33" style:family="text">
      <style:text-properties fo:font-style="italic" officeooo:rsid="0020979f" style:font-style-asian="italic" style:font-style-complex="italic"/>
    </style:style>
    <style:style style:name="T34" style:family="text">
      <style:text-properties fo:font-style="italic" officeooo:rsid="002b894e" style:font-style-asian="italic" style:font-style-complex="italic"/>
    </style:style>
    <style:style style:name="T35" style:family="text">
      <style:text-properties fo:font-style="italic" officeooo:rsid="002cd32e" style:font-style-asian="italic" style:font-style-complex="italic"/>
    </style:style>
    <style:style style:name="T36" style:family="text">
      <style:text-properties fo:font-style="italic" officeooo:rsid="002de820" style:font-style-asian="italic" style:font-style-complex="italic"/>
    </style:style>
    <style:style style:name="T37" style:family="text">
      <style:text-properties fo:font-style="italic" officeooo:rsid="002a4d94" style:font-style-asian="italic" style:font-style-complex="italic"/>
    </style:style>
    <style:style style:name="T38" style:family="text">
      <style:text-properties fo:font-style="italic" officeooo:rsid="002a558d" style:font-style-asian="italic" style:font-style-complex="italic"/>
    </style:style>
    <style:style style:name="T39" style:family="text">
      <style:text-properties fo:font-style="italic" officeooo:rsid="00362764" style:font-style-asian="italic" style:font-style-complex="italic"/>
    </style:style>
    <style:style style:name="T40" style:family="text">
      <style:text-properties fo:font-style="italic" officeooo:rsid="003f1acc" style:font-style-asian="italic" style:font-style-complex="italic"/>
    </style:style>
    <style:style style:name="T41" style:family="text">
      <style:text-properties fo:font-style="italic" officeooo:rsid="004066a9" style:font-style-asian="italic" style:font-style-complex="italic"/>
    </style:style>
    <style:style style:name="T42" style:family="text">
      <style:text-properties fo:font-style="italic" officeooo:rsid="004466f8" style:font-style-asian="italic" style:font-style-complex="italic"/>
    </style:style>
    <style:style style:name="T43" style:family="text">
      <style:text-properties fo:font-style="italic" officeooo:rsid="0045e8fa" style:font-style-asian="italic" style:font-style-complex="italic"/>
    </style:style>
    <style:style style:name="T44" style:family="text">
      <style:text-properties fo:font-style="italic" officeooo:rsid="00471921" style:font-style-asian="italic" style:font-style-complex="italic"/>
    </style:style>
    <style:style style:name="T45" style:family="text">
      <style:text-properties fo:font-style="italic" officeooo:rsid="0047a7c1" style:font-style-asian="italic" style:font-style-complex="italic"/>
    </style:style>
    <style:style style:name="T46" style:family="text">
      <style:text-properties fo:font-style="italic" officeooo:rsid="00481f43" style:font-style-asian="italic" style:font-style-complex="italic"/>
    </style:style>
    <style:style style:name="T47" style:family="text">
      <style:text-properties fo:font-style="italic" officeooo:rsid="004df9d6" style:font-style-asian="italic" style:font-style-complex="italic"/>
    </style:style>
    <style:style style:name="T48" style:family="text">
      <style:text-properties fo:font-style="italic" officeooo:rsid="004f3f46" style:font-style-asian="italic" style:font-style-complex="italic"/>
    </style:style>
    <style:style style:name="T49" style:family="text">
      <style:text-properties fo:font-style="italic" fo:font-weight="normal" officeooo:rsid="002723f8" style:font-size-asian="10.5pt" style:font-style-asian="italic" style:font-weight-asian="normal" style:font-style-complex="italic" style:font-weight-complex="normal"/>
    </style:style>
    <style:style style:name="T50" style:family="text">
      <style:text-properties officeooo:rsid="0020979f"/>
    </style:style>
    <style:style style:name="T51" style:family="text">
      <style:text-properties officeooo:rsid="00214ca2"/>
    </style:style>
    <style:style style:name="T52" style:family="text">
      <style:text-properties officeooo:rsid="0025a322"/>
    </style:style>
    <style:style style:name="T53" style:family="text">
      <style:text-properties fo:language="fr" fo:country="FR" officeooo:rsid="0028a48f" style:language-asian="zxx" style:country-asian="none" style:language-complex="zxx" style:country-complex="none"/>
    </style:style>
    <style:style style:name="T54" style:family="text">
      <style:text-properties fo:language="fr" fo:country="FR" officeooo:rsid="0026bf85" style:language-asian="zxx" style:country-asian="none" style:language-complex="zxx" style:country-complex="none"/>
    </style:style>
    <style:style style:name="T55" style:family="text">
      <style:text-properties fo:language="fr" fo:country="FR" officeooo:rsid="0028ae63" style:language-asian="zxx" style:country-asian="none" style:language-complex="zxx" style:country-complex="none"/>
    </style:style>
    <style:style style:name="T56"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57" style:family="text">
      <style:text-properties officeooo:rsid="002b894e"/>
    </style:style>
    <style:style style:name="T58" style:family="text">
      <style:text-properties officeooo:rsid="00288181"/>
    </style:style>
    <style:style style:name="T59" style:family="text">
      <style:text-properties style:font-name="Liberation Serif" fo:font-size="12pt" style:font-size-asian="12pt" style:font-size-complex="12pt"/>
    </style:style>
    <style:style style:name="T60" style:family="text">
      <style:text-properties style:font-name="Liberation Serif" fo:font-size="12pt" officeooo:rsid="002ded39" style:font-size-asian="12pt" style:font-size-complex="12pt"/>
    </style:style>
    <style:style style:name="T61" style:family="text">
      <style:text-properties style:font-name="Liberation Serif" fo:font-size="12pt" officeooo:rsid="002f1c69" style:font-size-asian="12pt" style:font-size-complex="12pt"/>
    </style:style>
    <style:style style:name="T62" style:family="text">
      <style:text-properties style:font-name="Liberation Serif" fo:font-size="12pt" officeooo:rsid="00310ba1" style:font-size-asian="12pt" style:font-size-complex="12pt"/>
    </style:style>
    <style:style style:name="T63" style:family="text">
      <style:text-properties style:font-name="Liberation Serif" fo:font-size="12pt" officeooo:rsid="003139fc" style:font-size-asian="12pt" style:font-size-complex="12pt"/>
    </style:style>
    <style:style style:name="T64" style:family="text">
      <style:text-properties style:font-name="Liberation Serif" fo:font-size="12pt" officeooo:rsid="0031d46c" style:font-size-asian="12pt" style:font-size-complex="12pt"/>
    </style:style>
    <style:style style:name="T65" style:family="text">
      <style:text-properties style:font-name="Liberation Serif" fo:font-size="12pt" officeooo:rsid="0034a394" style:font-size-asian="12pt" style:font-size-complex="12pt"/>
    </style:style>
    <style:style style:name="T66" style:family="text">
      <style:text-properties style:font-name="Liberation Serif" fo:font-size="12pt" officeooo:rsid="004ce802" style:font-size-asian="12pt" style:font-size-complex="12pt"/>
    </style:style>
    <style:style style:name="T67" style:family="text">
      <style:text-properties style:font-name="Liberation Serif" fo:font-size="12pt" fo:font-style="normal" officeooo:rsid="002007c6" style:font-size-asian="12pt" style:font-style-asian="normal" style:font-size-complex="12pt" style:font-style-complex="normal"/>
    </style:style>
    <style:style style:name="T68" style:family="text">
      <style:text-properties style:font-name="Liberation Serif" fo:font-size="12pt" fo:font-style="normal" officeooo:rsid="002f1c69" style:font-size-asian="12pt" style:font-style-asian="normal" style:font-size-complex="12pt" style:font-style-complex="normal"/>
    </style:style>
    <style:style style:name="T69" style:family="text">
      <style:text-properties style:font-name="Liberation Serif" fo:font-size="12pt" fo:font-style="normal" officeooo:rsid="004ce802" style:font-size-asian="12pt" style:font-style-asian="normal" style:font-size-complex="12pt" style:font-style-complex="normal"/>
    </style:style>
    <style:style style:name="T70" style:family="text">
      <style:text-properties style:font-name="Liberation Serif" fo:font-size="12pt" fo:font-style="italic" officeooo:rsid="004ce802" style:font-size-asian="12pt" style:font-style-asian="italic" style:font-size-complex="12pt" style:font-style-complex="italic"/>
    </style:style>
    <style:style style:name="T71" style:family="text">
      <style:text-properties officeooo:rsid="002a558d"/>
    </style:style>
    <style:style style:name="T72" style:family="text">
      <style:text-properties officeooo:rsid="0031d46c"/>
    </style:style>
    <style:style style:name="T73" style:family="text">
      <style:text-properties officeooo:rsid="0034a394"/>
    </style:style>
    <style:style style:name="T74" style:family="text">
      <style:text-properties officeooo:rsid="00384a38"/>
    </style:style>
    <style:style style:name="T75" style:family="text">
      <style:text-properties fo:background-color="#ffff00" loext:char-shading-value="0"/>
    </style:style>
    <style:style style:name="T76" style:family="text">
      <style:text-properties officeooo:rsid="004466f8" fo:background-color="#ffff00" loext:char-shading-value="0"/>
    </style:style>
    <style:style style:name="T77" style:family="text">
      <style:text-properties officeooo:rsid="00471921" fo:background-color="#ffff00" loext:char-shading-value="0"/>
    </style:style>
    <style:style style:name="T78" style:family="text">
      <style:text-properties officeooo:rsid="003dee57"/>
    </style:style>
    <style:style style:name="T79" style:family="text">
      <style:text-properties officeooo:rsid="003f1acc"/>
    </style:style>
    <style:style style:name="T80" style:family="text">
      <style:text-properties officeooo:rsid="004066a9"/>
    </style:style>
    <style:style style:name="T81" style:family="text">
      <style:text-properties officeooo:rsid="00412184"/>
    </style:style>
    <style:style style:name="T82" style:family="text">
      <style:text-properties officeooo:rsid="004466f8"/>
    </style:style>
    <style:style style:name="T83" style:family="text">
      <style:text-properties officeooo:rsid="004658e2"/>
    </style:style>
    <style:style style:name="T84" style:family="text">
      <style:text-properties officeooo:rsid="00471921"/>
    </style:style>
    <style:style style:name="T85" style:family="text">
      <style:text-properties officeooo:rsid="0047a7c1"/>
    </style:style>
    <style:style style:name="T86" style:family="text">
      <style:text-properties officeooo:rsid="0048114f"/>
    </style:style>
    <style:style style:name="T87" style:family="text">
      <style:text-properties officeooo:rsid="00481f43"/>
    </style:style>
    <style:style style:name="T88" style:family="text">
      <style:text-properties officeooo:rsid="004a144c"/>
    </style:style>
    <style:style style:name="T89" style:family="text">
      <style:text-properties style:text-underline-style="solid" style:text-underline-width="auto" style:text-underline-color="font-color" fo:font-weight="bold" style:font-weight-asian="bold" style:font-weight-complex="bold"/>
    </style:style>
    <style:style style:name="T90" style:family="text">
      <style:text-properties style:text-underline-style="solid" style:text-underline-width="auto" style:text-underline-color="font-color" fo:font-weight="bold" officeooo:rsid="005570a4" style:font-weight-asian="bold" style:font-weight-complex="bold"/>
    </style:style>
    <style:style style:name="T91" style:family="text">
      <style:text-properties officeooo:rsid="004d546d"/>
    </style:style>
    <style:style style:name="T92" style:family="text">
      <style:text-properties officeooo:rsid="004df9d6"/>
    </style:style>
    <style:style style:name="T93" style:family="text">
      <style:text-properties officeooo:rsid="004f3f46"/>
    </style:style>
    <style:style style:name="T94" style:family="text">
      <style:text-properties officeooo:rsid="00539c9d"/>
    </style:style>
    <style:style style:name="T95" style:family="text">
      <style:text-properties officeooo:rsid="001133b5"/>
    </style:style>
    <style:style style:name="T96" style:family="text">
      <style:text-properties officeooo:rsid="005570a4"/>
    </style:style>
    <style:style style:name="T97" style:family="text">
      <style:text-properties officeooo:rsid="00585143"/>
    </style:style>
    <style:style style:name="T98" style:family="text">
      <style:text-properties officeooo:rsid="005a05fd"/>
    </style:style>
    <style:style style:name="T99" style:family="text">
      <style:text-properties officeooo:rsid="005c5a8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tab/>La biosphère<text:note text:id="ftn1" text:note-class="footnote"><text:note-citation>1</text:note-citation><text:note-body><text:p text:style-name="P3">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2"/></text:note-body></text:note> a connu <text:span text:style-name="T50">plusieurs</text:span> crises d'extinction des espèces. Il y a deux cent cinquante <text:span text:style-name="T50">millions</text:span> d'années, par exemple, la crise du <text:span text:style-name="T51">P</text:span>ermien a entraîné la disparition de 50 % des espèces animal<text:span text:style-name="T51">es</text:span> terrestre et <text:s/><text:span text:style-name="T51">de </text:span>95 % des animaux marins<text:note text:id="ftn2" text:note-class="footnote"><text:note-citation>2</text:note-citation><text:note-body><text:p text:style-name="P4">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71">super volcan</text:span> ; 4/ l'extinction à la jonction trias-jurassique, il y a 215 mA ; 5/ l'extinction de la fin du mésozoïque, il y a 65,5 mA. François RAMADE, dans <text:span text:style-name="T32">Le Grand Massacre. L’avenir des espèces vivantes</text:span><text:span text:style-name="T1">, (cité In., Laurent TESTOT, « Les crises écologiques », </text:span><text:span text:style-name="T32">Sciences Humaines</text:span><text:span text:style-name="T1">, </text:span><text:span text:style-name="T5">numéro spécial, n°247, avril 2013.</text:span></text:p><text:p text:style-name="P20"/></text:note-body></text:note>. <text:span text:style-name="T50">Le </text:span><text:span text:style-name="T33">Rapport de l'évaluation des écosystèmes pour le millénaire,</text:span><text:span text:style-name="T50"> remis au secrétaire général de l'Organisation des Nations Unis (ONU) en 2005 établit qu'une nouvelle crise d'extinction est en cours du fait des activités humaines</text:span><text:span text:style-name="T50"><text:note text:id="ftn3" text:note-class="footnote"><text:note-citation>3</text:note-citation><text:note-body><text:p text:style-name="P5">Millennium Ecosystem Assessment, <text:span text:style-name="T32">Ecosystems and Human Well-being: Biodiversity Synthesis,</text:span> World Resources Institute, Washington, DC. <text:s/>2005, p. 2</text:p><text:p text:style-name="P5"/></text:note-body></text:note></text:span><text:span text:style-name="T50">. C'est la première crise d'extinction d’origine anthropique. Une différence majeure apparaît par rapport aux crises précédentes : le rythme d'extinction des espèces est <text:s/>cent fois plus rapide que le rythme d'extinction naturel</text:span><text:span text:style-name="T50"><text:note text:id="ftn4" text:note-class="footnote"><text:note-citation>4</text:note-citation><text:note-body><text:p text:style-name="P5">Millennium Ecosystem Assessment, <text:span text:style-name="T32">Ecosystems and Human Well-being: Biodiversity Synthesis,</text:span> Op. Cit., p. 44</text:p></text:note-body></text:note></text:span><text:span text:style-name="T50">. L'espèce humaine, par son activité serait devenue une force géologique capable de modifier l'état de la faune et de la flore. L'anthropocène aurait succédé à l'holocène</text:span><text:span text:style-name="T50"><text:note text:id="ftn5" text:note-class="footnote"><text:note-citation>5</text:note-citation><text:note-body><text:p text:style-name="P15">La thèse selon laquelle, la Terre serait entrée dans une nouvelle époque géologique depuis la révolution industrielle, l'anthropocène, développée par Christophe BONNEUIL et Jean Baptiste FRESSOZ dans <text:span text:style-name="T32">L'évènement Anthropocène. La terre, l'histoire et nous</text:span><text:span text:style-name="T1"> (Seuil, 2013, Paris, 320 p.).</text:span></text:p><text:p text:style-name="P21"/></text:note-body></text:note></text:span><text:span text:style-name="T50">.</text:span></text:p>
      <text:p text:style-name="P35"><text:tab/><text:span text:style-name="T51">La maitrise humaine sur l'environnement</text:span><text:span text:style-name="T51"><text:note text:id="ftn6" text:note-class="footnote"><text:note-citation>6</text:note-citation><text:note-body><text:p text:style-name="P18"><text:span text:style-name="T79">Nous empruntons l'expression « maitrise de la nature » à la formule de René DESCARTES : </text:span>« <text:span text:style-name="T40">[...]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79"> ». René DESCARTES, </text:span><text:span text:style-name="T40">Discours de la méthode</text:span><text:span text:style-name="T79">, 6e partie, Bibliothèque de la Pléiade, Éd. Gallimard, 1966, p. 168.</text:span></text:p></text:note-body></text:note></text:span><text:span text:style-name="T51">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 Depuis la Révolution industrielle la production mondiale a cru en moyenne chaque année de 1,6 %</text:span><text:span text:style-name="T51"><text:note text:id="ftn7" text:note-class="footnote"><text:note-citation>7</text:note-citation><text:note-body><text:p text:style-name="P16">T<text:span text:style-name="T78">homas PIKETTY, </text:span><text:a xlink:type="simple" xlink:href="http://piketty.pse.ens.fr/files/capital21c/pdf/T2.1.pdf"><text:span text:style-name="T78">http://piketty.pse.ens.fr/files/capital21c/pdf/T2.1.pdf</text:span></text:a></text:p><text:p text:style-name="P16"/></text:note-body></text:note></text:span><text:span text:style-name="T51">. Une telle croissance a entrainé la multiplication moyenne par 4,4 <text:s/>du revenu par tête <text:s/>entre 1913 et 2012</text:span><text:span text:style-name="T51"><text:note text:id="ftn8" text:note-class="footnote"><text:note-citation>8</text:note-citation><text:note-body><text:p text:style-name="P17">T<text:span text:style-name="T78">homas PIKETTY,</text:span><text:a xlink:type="simple" xlink:href="http://piketty.pse.ens.fr/files/capital21c/pdf/T2.2.pdf">http://piketty.pse.ens.fr/files/capital21c/pdf/T2.2.pdf</text:a> </text:p><text:p text:style-name="P17"/></text:note-body></text:note></text:span><text:span text:style-name="T51">, le PIB par habitant étant en réalité inégalement réparti.</text:span></text:p>
      <text:p text:style-name="P41"><text:tab/><text:span text:style-name="T79">La dite maîtrise n'est cependant pas totale, et les relations entre l'Homme et la Nature apparaissent davantage comme étant dialectiques. En plus, des impacts accidentels symbolisés par des catastrophes dites industrielles</text:span><text:span text:style-name="T79"><text:note text:id="ftn9" text:note-class="footnote"><text:note-citation>9</text:note-citation><text:note-body><text:p text:style-name="P6">Pour un éclairage sur la notion de catastrophe, voir, Jean-Pierre DUPUY, <text:span text:style-name="T32">Petite métaphysique des tsunamis</text:span><text:span text:style-name="T1">, <text:s/>Seuil, 2005, Paris, 106 p.</text:span></text:p><text:p text:style-name="P22"/></text:note-body></text:note></text:span><text:span text:style-name="T79">, telles que celles de Seveso en 1976, de Bophal en 1984 ou Fukushi</text:span><text:soft-page-break/><text:span text:style-name="T79">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36"/>
      <text:p text:style-name="P36"><text:tab/><text:span text:style-name="T52">Si la structure économique moderne, basée sur la production et la consommation sans cesse croissante de biens et de services n'est pas soutenable dans le cadre fini de la planète Terre</text:span><text:span text:style-name="T52"><text:note text:id="ftn10" text:note-class="footnote"><text:note-citation>10</text:note-citation><text:note-body><text:p text:style-name="P7">La limite ontologique des modes de production et de consommation basés par la croissance dans le cadre d'une planète aux ressources limitées a été démontrée par l'économiste Nicholas GEORGESCU-ROEGEN dans <text:span text:style-name="T32">La décroissance. Entropie, écologie, économie</text:span>, éd. Sang de la Terre et Ellébore, 2006.</text:p><text:p text:style-name="P7"/><text:p text:style-name="P6">La finitude des ressources terrestre peut être mesurée par des indicateurs tels que l'empreinte écologique. L'empreinte écologique <text:span text:style-name="T58">est la surface nécessaire à la satisfaction des besoins d'un groupe d'individus. Il faudrait plus de deux planètes si l'ensemble de la population humaine vivait comme les français.</text:span></text:p><text:p text:style-name="P6"/></text:note-body></text:note></text:span><text:span text:style-name="T52">, la Nature est indispensable à la vie humaine terrestre, en ce qu'elle concourt à des « services écosystémiques ». C'est ce que pointe dès</text:span><text:span text:style-name="T53"> 1972, l</text:span><text:span text:style-name="T54">e rapport </text:span><text:span text:style-name="T56">The limits to growth - Halte à la croissance ?</text:span><text:span text:style-name="T54"> </text:span><text:span text:style-name="T53">publié </text:span><text:span text:style-name="T55">sous la direction de Dennis MEADOWS, </text:span><text:span text:style-name="T53">par le Club de Rome. </text:span><text:span text:style-name="T52">Les services écosystémiques désignent les bénéfices obtenus par l'homme, qui sont produits par des interactions au sein de l'écosystème. Une foret, une prairie, une mangrove fournissent des services différents qui permettent le bien-être culturel, spirituel, social, récréatif, sanitaire ou économique</text:span><text:span text:style-name="T52"><text:note text:id="ftn11" text:note-class="footnote"><text:note-citation>11</text:note-citation><text:note-body><text:p text:style-name="P1"><text:span text:style-name="T75">Opoprtunities and challenges for business and Industry, p.</text:span> 3</text:p><text:p text:style-name="P1"/></text:note-body></text:note></text:span><text:span text:style-name="T52">. Une difficulté du système économique est de parvenir tenir compte des externalités positives issues <text:s/>de la biosphère et des externalités négatives pourtant calculées dans le niveau de production ou de bien-être. Ainsi, le rôle des insectes pollinisateur n'entre pas dans le cadre du produit intérieur brut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très impopulaire.</text:span></text:p>
      <text:p text:style-name="P32"><text:tab/>Il apparaît, par conséquent, que l<text:span text:style-name="T80">a protection des </text:span>écosystèmes, <text:span text:style-name="T80">qui sont mal pris en compte dans le système économique marchand actuel</text:span><text:span text:style-name="T80"><text:note text:id="ftn12" text:note-class="footnote"><text:note-citation>12</text:note-citation><text:note-body><text:p text:style-name="P19">PIGOU</text:p></text:note-body></text:note></text:span><text:span text:style-name="T80">,</text:span> <text:span text:style-name="T80">doit être assurée par des mécanismes d'évitement ou de prévention des impacts, ou à défaut par des mesures compensatoires</text:span>. <text:span text:style-name="T57">C'est ce que souligne en 1987 le rapport </text:span><text:span text:style-name="T34">Notre avenir à tous</text:span><text:span text:style-name="T3"> rédigé par la Commission mondiale sur l'environnement et le </text:span><text:soft-page-break/><text:span text:style-name="T3">développement de l'Organisation des Nations Unies (ONU), sous la présidence de Gro BRUNDTLAND. Ce rapport établit qu'il serait possible de concilier le développement économique, le bien-être social et la préservation de l'environnement dans le cadre d'un développement </text:span><text:span text:style-name="T2">dit </text:span><text:span text:style-name="T34">soutenable</text:span><text:span text:style-name="T3"> ou </text:span><text:span text:style-name="T34">durable</text:span><text:span text:style-name="T3">. </text:span><text:span text:style-name="T2">Un </text:span><text:span text:style-name="T6">tel développement</text:span><text:span text:style-name="T2"> « </text:span><text:span text:style-name="T35">répond</text:span><text:span text:style-name="T37">[rait]</text:span><text:span text:style-name="T35"> aux besoins du présent sans compromettre la capacité des générations futures de répondre aux leurs</text:span><text:span text:style-name="T2"> »</text:span><text:span text:style-name="T2"><text:note text:id="ftn13" text:note-class="footnote"><text:note-citation>13</text:note-citation><text:note-body><text:p text:style-name="Footnote"/></text:note-body></text:note></text:span><text:span text:style-name="T2">. </text:span><text:span text:style-name="T6">La réalisation d'un tel programme repose</text:span><text:span text:style-name="T22">, nota</text:span><text:span text:style-name="T6">mment, sur des mécanismes « </text:span><text:span text:style-name="T41">encourageant</text:span><text:span text:style-name="T37"> les entreprises à investir dans des mesures préventives, curatives ou compensatoire</text:span><text:span text:style-name="T38">s</text:span><text:span text:style-name="T6"> »</text:span><text:span text:style-name="T6"><text:note text:id="ftn14" text:note-class="footnote"><text:note-citation>14</text:note-citation><text:note-body><text:p text:style-name="P9">Rapport Brundtmand, p. 179.</text:p></text:note-body></text:note></text:span><text:span text:style-name="T6">. </text:span></text:p>
      <text:p text:style-name="P32"><text:span text:style-name="T6"><text:tab/>L</text:span><text:span text:style-name="T2">a perspective d'un développement durable </text:span><text:span text:style-name="T6">est critiqué</text:span><text:span text:style-name="T13">e</text:span><text:span text:style-name="T2">, </text:span><text:span text:style-name="T6">en tant qu'il </text:span><text:span text:style-name="T4">consiste à </text:span><text:span text:style-name="T13">aménager et prolonger</text:span><text:span text:style-name="T4"> </text:span><text:span text:style-name="T13">un</text:span><text:span text:style-name="T4"> système économiqu</text:span><text:span text:style-name="T13">e responsable de la crise écologique</text:span><text:span text:style-name="T4">. L'économiste Serge LATOUCHE souligne </text:span><text:span text:style-name="T6">l'oxymore constitué par la locution « développement durable » </text:span><text:span text:style-name="T4">à travers une formule d'un ancien président américain. En 2002, George W. BUSH aurait affirmer : « </text:span><text:span text:style-name="T36">Parce qu’elle est la clef du progrès environnemental, parce qu’elle fournit les ressources permettant d’investir dans les technologies propres, la croissance est la solution, non le problème</text:span><text:span text:style-name="T4"> »</text:span><text:span text:style-name="T4"><text:note text:id="ftn15" text:note-class="footnote"><text:note-citation>15</text:note-citation><text:note-body><text:p text:style-name="P11">Serge LATOUCHE, « Pour une société de décroissance », <text:span text:style-name="T32">Le Monde Diplomatique</text:span><text:span text:style-name="T1">, novembre 2003.</text:span></text:p><text:p text:style-name="P23"/></text:note-body></text:note></text:span><text:span text:style-name="T4">.</text:span></text:p>
      <text:p text:style-name="P33"><text:tab/><text:span text:style-name="T71">Les mesures d'évitement, de réduction, et de compensation environnementales présentées dans le « rapport Brundtland » comme une solution pour la préservation des écosystèmes face aux activités humaines existent dans de nombreux pays. Elles doivent permettre que la construction d'infrastructures ne se fasse pas à la charge de ressources naturelles.</text:span></text:p>
      <text:p text:style-name="P33"><text:span text:style-name="T81"><text:tab/>En France, elles sont intégrées aux études d'impact environnementale et font l'objet d'une « Doctrine Nationale » s'appliquant à divers plans, programmes et projets faisant l'objet d'autorisations administratives. La séquence « éviter, réduire, compenser » vise, respectivement, à éviter les impacts environnementaux en amont de la réalisation des projets ; à réduire les impacts qui n'ont pu être évités ; puis à « </text:span><text:span text:style-name="T38">à restaurer ou recréer un milieu naturel en contrepartie d’un dommage à la biodiversité provoqué par un projet ou un document de planification</text:span><text:span text:style-name="T71"> »</text:span><text:span text:style-name="T71"><text:note text:id="ftn16" text:note-class="footnote"><text:note-citation>16</text:note-citation><text:note-body><text:p text:style-name="P8">Commissariat général au développement durable, 2012</text:p><text:p text:style-name="P8"/></text:note-body></text:note></text:span><text:span text:style-name="T71">. Dans le cadre de cette séquence, les mesures compensatoires apparaissent être les plus complexes à mettre en œuvre dans la mesure où elles constituent des actions écologiques, par exemple, <text:s/>de restauration visant à contrebalancer les effets négatifs d'un projet sur l'environnement. Les mesures d'évitement et de réduction apparaissent être relativement faciles à réalisées dans la mesure où elles consistent à concevoir en amont un projet de moindre impact environnemental. Les mesures compensatoires buttent sur des difficultés techniques et juridiques.</text:span></text:p>
      <text:p text:style-name="P33"/>
      <text:p text:style-name="P48"><text:soft-page-break/><text:span text:style-name="T90">A</text:span><text:span text:style-name="T89">. Approche comparative</text:span></text:p>
      <text:p text:style-name="P48"/>
      <text:p text:style-name="P48"><text:tab/>Le Commissariat au développement durable a publié en aout 2012 les résultats d'une consultation sur les pratiques de compensations de vingt-neuf Etats. Il apparaît que la compensation n'est pas mise en œuvre dans tous les pays. Elles est considérée comme un « droit à détruire la biodiversité » dans Etats pays comme le Kenya. Certains Etats ne disposent pas de la compétence technique nécessaire à sa mise en œuvre. </text:p>
      <text:p text:style-name="P48"><text:tab/>De manière générale, les mesures <text:span text:style-name="T26">visant à restaurer ou recréer un milieu naturel en contrepartie d’un dommage à la biodiversité </text:span><text:span text:style-name="T25">sont marginales par rapport aux mesures concernant la pollution de l'eau, ou les nuisances sonores. </text:span><text:span text:style-name="T27">L'évaluation de l'efficacité de la compensation est mitigé</text:span><text:span text:style-name="T27"><text:note text:id="ftn17" text:note-class="footnote"><text:note-citation>17</text:note-citation><text:note-body><text:p text:style-name="Footnote"/></text:note-body></text:note></text:span><text:span text:style-name="T27">.</text:span></text:p>
      <text:p text:style-name="P48"/>
      <text:p text:style-name="P48"><text:span text:style-name="T81">La compensation environnementale peut prendre la forme de trois différents mécanismes</text:span><text:span text:style-name="T81"><text:note text:id="ftn18" text:note-class="footnote"><text:note-citation>18</text:note-citation><text:note-body><text:p text:style-name="Footnote"/></text:note-body></text:note></text:span><text:span text:style-name="T81"> :</text:span></text:p>
      <text:list xml:id="list2277815347418140273" text:style-name="L1">
        <text:list-item>
          <text:p text:style-name="P55">la création d'un ou plusieurs fonds de compensation par un organisme tiers, souvent public, qui collecte et administre les montants des opérateurs économiques pour compenser les impacts de leur activité. Les rémunérations du fonds peuvent être allouées à des mesures de compensation directe, ou être intégrés à des programmes de protection d'espaces naturels ou des programmes de recherche ;</text:p>
        </text:list-item>
        <text:list-item>
          <text:p text:style-name="P55">la mise en place d'une banque de compensation qui est en charge de la préservation ou de la restauration d'un site grâce à des <text:span text:style-name="T88">crédits</text:span> alloués par les opérateurs économiques afin de compenser les impacts de leurs projets ;</text:p>
        </text:list-item>
        <text:list-item>
          <text:p text:style-name="P55">la réalisation de mesures compensatoires individuelles par l'opérateur au titre de ses mesures compensatoires.</text:p>
        </text:list-item>
      </text:list>
      <text:p text:style-name="P57"><text:tab/>En France, les mesures compensatoires sont <text:span text:style-name="T97">principalement </text:span>mises en œuvre individuellement par les porteurs de projet. Depuis 2008, la CDC Biodiversité, créée par la Caisse des <text:span text:style-name="T97">d</text:span>épôts et des <text:span text:style-name="T97">c</text:span>onsignation opère comme banque de compensation. <text:span text:style-name="T97">CDC Biodiversité est un projet pilote qui vise à transposer le modèle de marché d'émission de gaz à effet de serre.</text:span></text:p>
      <text:p text:style-name="P48"><text:tab/><text:span text:style-name="T83">Dans tous les pays où elle existe, la compensation environnementale entre dans le cadre de la séquence éviter, réduire, compenser.</text:span></text:p>
      <text:p text:style-name="P48"/>
      <text:p text:style-name="P46"><text:soft-page-break/>1. Les approches nord-américaines <text:s/><text:span text:style-name="T94">fondées sur des banques </text:span>de compensation</text:p>
      <text:p text:style-name="P58"><text:tab/>La compensation environnementale est très développée en Amérique du Nord, en particulier dans le cadre de programmes de protection des espèces, des écosystèmes fluviaux et des zones humides aux E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 </text:p>
      <text:p text:style-name="P48"><text:tab/>Le système <text:s/><text:span text:style-name="T82">de compensation aux E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Clean Water Act (§404), sont pilotées au niveau fédéral mais leur mise en œuvre relève d'un niveau « régional »</text:span><text:span text:style-name="T82"><text:note text:id="ftn19" text:note-class="footnote"><text:note-citation>19</text:note-citation><text:note-body><text:p text:style-name="Footnote"><text:span text:style-name="T82"><text:s/>Le niveau régional se caractérise, par exemple, par l'existence de trente-huit districts du corps des Ingénieurs de l'Armée des États-Unis (« </text:span><text:span text:style-name="T42">US Army Corps of Engineers </text:span><text:span text:style-name="T14">»</text:span><text:span text:style-name="T82">) charger du contrôle des mesures compensatoires des impacts résiduels <text:s/>de projets sur les zones humides. </text:span><text:span text:style-name="T76">XXX P. </text:span><text:span text:style-name="T77">1</text:span><text:span text:style-name="T76">1.</text:span></text:p></text:note-body></text:note></text:span><text:span text:style-name="T82">. Dans le cadre de l'objectif « pas de perte nette » (« </text:span><text:span text:style-name="T43">no net loss </text:span><text:span text:style-name="T15">»),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6">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48"><text:tab/><text:span text:style-name="T87">En Australie, la mise en place des mesures compensatoires est réalisée au niveau des Etats. Les mesures compensatoires utilisent des mécanismes originaux. Le programme </text:span><text:span text:style-name="T46">Bushbroker</text:span><text:span text:style-name="T19"> dans l’État de Victoria, </text:span><text:span text:style-name="T20">par exemple,</text:span><text:span text:style-name="T19"> établie que les mesures compensatoires doivent permettre de réaliser un gain net de biodiversité (« </text:span><text:span text:style-name="T46">net gain </text:span><text:span text:style-name="T19">») pour la végétation native dans le cadre de projets entrainant le défrichement de végétation native. Les mesures compensatoires sont déterminées sur la base de la méthodologie « </text:span><text:span text:style-name="T46">Habitat hectares </text:span><text:span text:style-name="T19">» combinant la mesure de la superficie de la zone impactée et la qualité de la biodiversité établie sur la base des habitats d'espèces. </text:span></text:p>
      <text:p text:style-name="P48"><text:span text:style-name="T20"><text:tab/></text:span><text:span text:style-name="T21">L'exemple australien est intéressant par l'expérimentation de méthodes d'évaluation des pertes et gains écologiques, et par l'importance du niveau régional. </text:span><text:span text:style-name="T20">Il semblerait </text:span><text:span text:style-name="T21">cependant</text:span><text:span text:style-name="T20"> que le suivi des mesures n'est pas suffisant, étant donné l'existence d'espèces invasives. La législation mi</text:span><text:soft-page-break/><text:span text:style-name="T20">nière peut par ailleurs outrepasser toute autre législation, mettant à mal l'effectivité de la compensation environnementale.</text:span></text:p>
      <text:p text:style-name="P47"/>
      <text:p text:style-name="P44">2. <text:span text:style-name="T94">Le développement de mécanismes de compensation sectorielle en Amérique Latine, en Asie et en Europe</text:span></text:p>
      <text:p text:style-name="P48"><text:tab/>En Amérique Latine, <text:span text:style-name="T86">en Asie,</text:span> ainsi qu'en Europe la compensation environnementale s'inscrit principalement dans le cadre de l'étude d'impact environnementale. <text:span text:style-name="T84">Au Brésil, la compensation environnementale existe principalement en vue de protéger les milieux naturels prioritaires constitués par les forêts primaires. Elle s'applique à des projet nécessitant un permis d'exploitation et prend la forme d'une taxation. Dans le cadre du Code forestier (</text:span><text:span text:style-name="T44">« Codigo forestal </text:span><text:span text:style-name="T17">»), les propriétaires sont tenus de conserver un pourcentage de la végétation de leur terrain. Si des opérations de défrichement entrainent un taux de végétation inférieur au seuil autorisé, le propriétaire doit indemniser un propriétaire-tiers qui respecte la réglementation. Ce système </text:span><text:span text:style-name="T21">ne consiste donc pas en une compensation en nature mais dans le paiement des services environnementaux</text:span><text:span text:style-name="T17">. Le Brésil rencontre des difficultés à assurer l'exécution de la réglementation</text:span><text:span text:style-name="T17"><text:note text:id="ftn20" text:note-class="footnote"><text:note-citation>20</text:note-citation><text:note-body><text:p text:style-name="P10">p. 30</text:p></text:note-body></text:note></text:span><text:span text:style-name="T17">. </text:span></text:p>
      <text:p text:style-name="P48"><text:span text:style-name="T17"><text:tab/></text:span><text:span text:style-name="T18">E</text:span><text:span text:style-name="T82">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 qui établie les Règlements de compensation des impacts (« </text:span><text:span text:style-name="T45">Eingriffsregelung</text:span><text:span text:style-name="T85"> »). La compensation environnementale couvre l'ensemble des projets impactant le patrimoine naturel, y compris les paysages</text:span><text:span text:style-name="T85"><text:note text:id="ftn21" text:note-class="footnote"><text:note-citation>21</text:note-citation><text:note-body><text:p text:style-name="Footnote">Darbi, M.; et al., <text:span text:style-name="T32">International Approaches to Compensation for Impacts on Biological Diversity</text:span>. Rapport final, <text:span text:style-name="T86">pp. 24-26.</text:span></text:p></text:note-body></text:note></text:span><text:span text:style-name="T85">. La valeur du biotope est pré-définie dans des listes au niveau des </text:span><text:span text:style-name="T45">l</text:span><text:span text:style-name="T47">anders</text:span><text:span text:style-name="T21">. Cette fixation publique de la valeur de la biodiversité différencie la valeur avant l'impact et la valeur prospective après l'impact environnemental.</text:span></text:p>
      <text:p text:style-name="P59"/>
      <text:p text:style-name="P45"><text:span text:style-name="T21">3. </text:span><text:span text:style-name="T1">L'émergence de la compensation environnementale en Afrique</text:span></text:p>
      <text:p text:style-name="P38"><text:tab/>En Afrique, en Afrique-du-Sud, en Ouganda et à Madagascar des systèmes de compensation environnementale sont émergents. En Afrique du Sud, par exemple, le système est fondé sur l'étude d'impact environnementale issue du Règlement national de gestion de l'environnement 107 de 1998 (National Environmental Management Act 107 of 1998 – NEMA). Le Réglement NEMA établie que les impacts significatifs sur la biodiversité <text:soft-page-break/>doivent être évités, minimisés et corrigés, la correction étant entendue comme une compensation des impacts résiduels. Il s'agit d'un système de compensation individuel.</text:p>
      <text:p text:style-name="P37"/>
      <text:p text:style-name="P37"><text:span text:style-name="T90">B</text:span><text:span text:style-name="T89">. Construction progressive d'un cadre juridique pour les mesures compensatoires</text:span></text:p>
      <text:p text:style-name="P61"/>
      <text:p text:style-name="P34"><text:tab/><text:span text:style-name="T81">En raison de la complexité de mise en œuvre de la compensation environnementale, les mesures compensatoires sont effectives depuis <text:s/>moins longtemps que les mesures d'évitement et de réduction. À ce titre, la compensation écologique a longtemps été le parent pauvre des projets. L'évolution du cadre réglementaire a été progressive. Les mesures compensatoires disposent d'un cadre solide depuis 2011.</text:span></text:p>
      <text:p text:style-name="P34"/>
      <text:p text:style-name="P43">1. La prise en compte tardive et ineffective des mesures compensatoires dans les études d'impact environnementales</text:p>
      <text:p text:style-name="P39"/>
      <text:p text:style-name="P40"><text:span text:style-name="T59"><text:tab/></text:span><text:span text:style-name="T60">La loi n°76-629 relative à la protection de la Nature fait pourtant apparaître les mesures compensatoires dès 1976 </text:span><text:span text:style-name="T66">pour tous les « </text:span><text:span text:style-name="T70">travaux et projets d'aménagement qui sont entrepris par une collectivité publique ou qui nécessitent une autorisation ou une décision d'approbation ainsi que les documents d'urbanisme </text:span><text:span text:style-name="T69">»</text:span><text:span text:style-name="T60">. Elle d</text:span><text:span text:style-name="T67">ispos</text:span><text:span text:style-name="T68">e</text:span><text:span text:style-name="T67"> que l'étude d'impact mentionn</text:span><text:span text:style-name="T68">e</text:span><text:span text:style-name="T67"> les mesures pouvant supprimer ou réduire et si possible compenser les conséquence</text:span><text:span text:style-name="T68">s</text:span><text:span text:style-name="T67"> du projet pour l'environnement. </text:span><text:span text:style-name="T68">Elle n'instaure cependant pas d'obligation de mise en œuvre de la </text:span><text:span text:style-name="T67">compensation, </text:span><text:span text:style-name="T68">mais la seule mention dans l'étude d'impact</text:span><text:span text:style-name="T61"><text:note text:id="ftn22" text:note-class="footnote"><text:note-citation>22</text:note-citation><text:note-body><text:p text:style-name="P12">Loi n° 76-629 relative à la protection de la nature, Art. 2.</text:p><text:p text:style-name="P12"/></text:note-body></text:note></text:span><text:span text:style-name="T61">. </text:span></text:p>
      <text:p text:style-name="P40"><text:span text:style-name="T61"><text:tab/></text:span><text:span text:style-name="T62">Le Décret n°77-1141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63">Le Décret n°77-1141 renvoie vers des arrêtés interministériels, qui ont été rarement pris, </text:span><text:span text:style-name="T65">la </text:span><text:span text:style-name="T64">précis</text:span><text:span text:style-name="T65">ion du contenu des mesures compensatoires</text:span><text:span text:style-name="T64"> </text:span><text:span text:style-name="T65">pour certaines catégories d'ouvrage</text:span><text:span text:style-name="T63">. </text:span></text:p>
      <text:p text:style-name="P31"><text:tab/><text:span text:style-name="T91">Pour la construction des autoroutes du Sud de la France, seuls les arrêtés préfectoraux pour un tronçon de moins de cinquante kilomètres entre Balbigny et La Tour de Salvagny mentionnent </text:span><text:soft-page-break/><text:span text:style-name="T91">l'obligation de réaliser des mesures compensatoires avant la mise en service de l'autoroute</text:span><text:span text:style-name="T91"><text:note text:id="ftn23" text:note-class="footnote"><text:note-citation>23</text:note-citation><text:note-body><text:p text:style-name="P26">Sylvie VANPEENE-BRUHIER, Pierre-André PISSARD et Christelle BASSI, « Mesures compensatoires des atteintes à l'environnement dans les projets d'infrastructures : des nouvelles exigences réglementaires pour une amélioration des pratiques », <text:span text:style-name="T32">Sciences Eaux et Territoires la revue d'Irstea</text:span><text:span text:style-name="T1">, Article hors-série numéro 9– 2013, p</text:span>. 2 </text:p></text:note-body></text:note></text:span><text:span text:style-name="T91">.</text:span></text:p>
      <text:p text:style-name="P31"><text:tab/></text:p>
      <text:p text:style-name="P42">2. La nouvelle impulsion <text:s/>issue du le Droit communautaire</text:p>
      <text:p text:style-name="P29"/>
      <text:p text:style-name="P29"><text:tab/><text:span text:style-name="T73">Les mesures compensatoires voient leur portée véritablement affirmée grâce au Droit communautaire. La Directive 92/43/CEE du Conseil du 21 mai 1992 concernant la conservation des habitats naturels ainsi que de la faune et de la flore sauvages, en partie transposée par une ordonnance du 11 avril 2001 modifie la section du Code de l'environnement relative aux sites Natura 2000 afin que « l</text:span><text:span text:style-name="T39">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1">»</text:span><text:span text:style-name="T11"><text:note text:id="ftn24" text:note-class="footnote"><text:note-citation>24</text:note-citation><text:note-body><text:p text:style-name="P14"><text:s/>Ordonnance n° 2001-321 du 11 avril 2001 relative à la transposition de directives communautaires et à la mise en œuvre de certaines dispositions du droit communautaire dans le domaine de l'environnement, Art. 7. <text:span text:style-name="T7">Code de l'environnement, art. L. </text:span><text:span text:style-name="T12">414-4.</text:span></text:p><text:p text:style-name="P13"/></text:note-body></text:note></text:span><text:span text:style-name="T11"> . À l'issue de l'étude d'incidences, des mesures compensatoires sont prises pour maintenir le bon état écologique du site. Le pétitionnaire démontre l'absence d'impact significatif avant la réalisation des mesures compensatoires. </text:span></text:p>
      <text:p text:style-name="P30"/>
      <text:p text:style-name="P42">3. La consécration théorique des mesures compensatoires par le Grenelle de l'environnement</text:p>
      <text:p text:style-name="P62"/>
      <text:p text:style-name="P54"><text:tab/><text:span text:style-name="T72">Avant le « Grenelle de l'environnement », en plus du cadre des projets dans un site Natura 2000 soumis à étude d'incidences, les porteurs de projets doivent réaliser des mesures compensatoires dans le cadre d'études d'impact pour les </text:span><text:span text:style-name="T7">demande</text:span><text:span text:style-name="T8">s</text:span><text:span text:style-name="T7"> de dérogation à </text:span><text:span text:style-name="T8">la</text:span><text:span text:style-name="T7"> destruction d’espèce protégée</text:span><text:span text:style-name="T7"><text:note text:id="ftn25" text:note-class="footnote"><text:note-citation>25</text:note-citation><text:note-body><text:p text:style-name="P24">Code de l'environnement, art. L 411-1 et 411-2.</text:p><text:p text:style-name="P24"/></text:note-body></text:note></text:span><text:span text:style-name="T7">, </text:span><text:span text:style-name="T8">pour </text:span><text:span text:style-name="T7">l’application des procédures de la loi sur l’eau</text:span><text:span text:style-name="T7"><text:note text:id="ftn26" text:note-class="footnote"><text:note-citation>26</text:note-citation><text:note-body><text:p text:style-name="P25">Code de l'environnement, art. <text:s/>R. 214-6.</text:p><text:p text:style-name="P25"/></text:note-body></text:note></text:span><text:span text:style-name="T7"> et </text:span><text:span text:style-name="T10">pour</text:span><text:span text:style-name="T7"> le</text:span><text:span text:style-name="T10">s projets de</text:span><text:span text:style-name="T7"> défrichement</text:span><text:span text:style-name="T7"><text:note text:id="ftn27" text:note-class="footnote"><text:note-citation>27</text:note-citation><text:note-body><text:p text:style-name="P24">Code forestier, art. 311-1 à 5.</text:p><text:p text:style-name="P24"/></text:note-body></text:note></text:span><text:span text:style-name="T7">. </text:span><text:span text:style-name="T9">Sylvie VANPEENE-BRUHIER </text:span><text:span text:style-name="T10">souligne que la nature ordinaire ne fait jusqu'alors pas l'objet d'étude d'impact. Seuls les espaces et les espèces protégés sont pris en comte</text:span><text:span text:style-name="T10"><text:note text:id="ftn28" text:note-class="footnote"><text:note-citation>28</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32">Sciences Eaux et Territoires la revue d'Irstea</text:span><text:span text:style-name="T1">, Article hors-série numéro 9– 2013, p. </text:span><text:span text:style-name="T10">3.</text:span></text:p></text:note-body></text:note></text:span><text:span text:style-name="T10">.</text:span></text:p>
      <text:p text:style-name="P54"><text:tab/>La loi n°2009-967 de programmation relative à la mise en œuvre du Grenelle de l'environne<text:soft-page-break/>ment fixe des objectifs de compensation des atteintes aux continuités écologiques. Ainsi, les mesures compensatoires pourront s'appliquer à la nature ordinaire, en raison des services écologiques qu'elle rend.</text:p>
      <text:p text:style-name="P56"><text:tab/><text:span text:style-name="T74">Le régime des mesures compensatoires a été largement revu dans le cadre de la réforme opérée par la loi n° 2010-788 portant engagement national pour l'environnement,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 Désormais, les arrêtés d'autorisation doivent obligatoirement faire mention des mesures compensatoires devant être mises en œuvre par les porteurs de projets. Un suivi de la réalisation de ces mesures doit être réalisé afin de assurer l'effectivité. La compensation environnementale apparaît dès lors comme un outil de la préservation de l'environnement. La construction progressive du cadre réglementaire a été accompagnée <text:s/>d'une amélioration des pratiques des pétitionnaires</text:span><text:span text:style-name="T74"><text:note text:id="ftn32" text:note-class="footnote"><text:note-citation>29</text:note-citation><text:note-body><text:p text:style-name="P52">Sylvie VANPEENE-BRUHIER, Pierre-André PISSARD et Christelle BASSI, « Mesures compensatoires des atteintes à l'environnement dans les projets d'infrastructures : des nouvelles exigences réglementaires pour une amélioration des pratiques », <text:span text:style-name="T32">Sciences Eaux et Territoires la revue d'Irstea</text:span><text:span text:style-name="T1">, Article hors-série numéro 9– 2013, </text:span><text:span text:style-name="T23">p. </text:span><text:span text:style-name="T24">3.</text:span></text:p><text:p text:style-name="P53"/></text:note-body></text:note></text:span><text:span text:style-name="T74">.</text:span></text:p>
      <text:p text:style-name="P54"><text:tab/><text:span text:style-name="T93">En mai 2012, une Doctrine nationale relative à la séquence éviter, réduire et compenser les impacts sur le milieu naturel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a Doctrine nationale assigne l'objectif suivant aux mesures compensatoire : « </text:span><text:span text:style-name="T48">elles 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text:span text:style-name="T93"> »</text:span><text:span text:style-name="T93"><text:note text:id="ftn29" text:note-class="footnote"><text:note-citation>30</text:note-citation><text:note-body><text:p text:style-name="P28"><text:span text:style-name="T75">Doctrine Nationale p.</text:span> 10.</text:p></text:note-body></text:note></text:span><text:span text:style-name="T93">.</text:span></text:p>
      <text:p text:style-name="P54"><text:tab/>Le processus actuel de simplification et de modernisation du Droit de l'environnement conduit à l'expérimentation d'une autorisation environnementale unique<text:note text:id="ftn30" text:note-class="footnote"><text:note-citation>31</text:note-citation><text:note-body><text:p text:style-name="P27">«<text:span text:style-name="T32"> Parmi les pays appliquant des mesures compensatoires, seuls quelques 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text:span text:style-name="T92">In. </text:span><text:span text:style-name="T28">« Compenser les atteintes à la biodiversité : expériences internationales et enseignements pour la France », </text:span><text:span text:style-name="T49">Le point sur</text:span><text:span text:style-name="T28">, <text:s/>n°133 Commissariat général au développement durable</text:span><text:span text:style-name="T49">, </text:span><text:span text:style-name="T28">aout 2012, p. </text:span><text:span text:style-name="T29">2.</text:span></text:p><text:p text:style-name="Footnote"/></text:note-body></text:note>, intégrant plusieurs permis environnementaux, qui devrait améliorer la compensation des impacts des projets. Par ailleurs, la <text:soft-page-break/>création d'une police unique de l'environnement<text:note text:id="ftn31" text:note-class="footnote"><text:note-citation>32</text:note-citation><text:note-body><text:p text:style-name="P8">créée par l’ordonnance n° 2012-34</text:p></text:note-body></text:note> devrait également permettre d'améliorer le contrôle de la réalité de la mise en œuvre de la compensation. <text:span text:style-name="T96">En effet, la compensation environnementale existe pour différentes procédures d'autorisation. Il convient dès lors de les associer ou de les conjuguer afin de parvenir à une gestion uniforme du milieu naturel impacté.</text:span></text:p>
      <text:p text:style-name="P54"><text:tab/><text:span text:style-name="T96">La finalité de la compensation environnementale est de parvenir à l'absence de « perte nette » en biodiversité. L'ensemble des projets doivent théoriquement être neutres au plan de la conservation des espèces et des habitats. Pour réaliser un tel objectif, les mesures compensatoires doivent être en relation directe avec les impacts. <text:s/>Elles doivent être pérennes.</text:span></text:p>
      <text:p text:style-name="P54"><text:tab/><text:span text:style-name="T97">Cet objectif est extrêmement ambitieux. S'il a été atteint, depuis 2009, les plans et projets soumis à autorisation n'auraient entraîné aucune perte nette en biodiversité. Un tel résultat apparaît, cependant, peu probable. </text:span></text:p>
      <text:p text:style-name="P56"><text:span text:style-name="T98"><text:tab/>Si les espaces naturels, c'est-à-dire les sols boisés, les landes, les friches, les sols nus naturels et les zones humides, couvrent 21,7 millions d’hectares, soit 40 % du territoire, l’étalement urbain contribue à l’artificialisation d'un département français tous les dix ans</text:span><text:span text:style-name="T98"><text:note text:id="ftn0" text:note-class="footnote"><text:note-citation>33</text:note-citation><text:note-body><text:p text:style-name="P51"><text:span text:style-name="T1">« Utilisation du territoire en France métropolitaine »</text:span>. Agreste Primeur<text:span text:style-name="T1">, numéro 313, Juin 2014, p. 1.</text:span></text:p></text:note-body></text:note></text:span><text:span text:style-name="T98">. Dès lors, un problème quantitatif et qualitatif semble apparaître. </text:span></text:p>
      <text:p text:style-name="P56"><text:span text:style-name="T98"><text:tab/>Dans quelle mesure les mesures compensatoires permettent de compenser les impacts résiduels importants néfastes pour la biodiversité, provenant du développement de projets et persistant après la mise en œuvre de mesures de prévention et d’atténuation appropriées ? Les études compensatoires permettent-elles réellement la réalisation de projets neutres pour les espèces et les habitats ?</text:span></text:p>
      <text:p text:style-name="P56"><text:tab/><text:span text:style-name="T99">Notre étude portera uniquement sur la compensation avant la mise en service des impacts de projets d'aménagements industriels et d'infrastructures.</text:span></text:p>
      <text:p text:style-name="P5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03T22:13:07.417797609</dc:date>
    <meta:editing-duration>P1DT14H2M25S</meta:editing-duration>
    <meta:editing-cycles>15</meta:editing-cycles>
    <meta:document-statistic meta:table-count="0" meta:image-count="0" meta:object-count="0" meta:page-count="10" meta:paragraph-count="79" meta:word-count="4208" meta:character-count="28359" meta:non-whitespace-character-count="24158"/>
  </office:meta>
</office:document-meta>
</file>